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bfd" officeooo:paragraph-rsid="0013b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vers mon repository GitHub : <text:a xlink:type="simple" xlink:href="https://github.com/MarionCd/MarionCarraud_3_21072021" text:style-name="Internet_20_link" text:visited-style-name="Visited_20_Internet_20_Link">https://github.com/MarionCd/MarionCarraud_3_21072021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6T13:18:00.146000000</meta:creation-date>
    <dc:date>2021-08-26T13:19:15.903000000</dc:date>
    <meta:editing-duration>PT1M16S</meta:editing-duration>
    <meta:editing-cycles>1</meta:editing-cycles>
    <meta:document-statistic meta:table-count="0" meta:image-count="0" meta:object-count="0" meta:page-count="1" meta:paragraph-count="1" meta:word-count="7" meta:character-count="87" meta:non-whitespace-character-count="80"/>
    <meta:generator>LibreOffice/6.4.4.2$Windows_X86_64 LibreOffice_project/3d775be2011f3886db32dfd395a6a6d1ca2630ff</meta:generator>
  </office:meta>
</office:document-meta>
</file>